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Mangal1" svg:font-family="Manga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cm" style:contextual-spacing="false" style:line-height-at-least="0.381cm" fo:text-indent="0cm" style:auto-text-indent="false" fo:padding="0cm" fo:border="none"/>
      <style:text-properties officeooo:rsid="0013be6d" officeooo:paragraph-rsid="001cf1ac"/>
    </style:style>
    <style:style style:name="P2" style:family="paragraph" style:parent-style-name="Text_20_body">
      <style:paragraph-properties fo:margin-left="0cm" fo:margin-right="0cm" fo:margin-top="0cm" fo:margin-bottom="0cm" style:contextual-spacing="false" style:line-height-at-least="0.381cm" fo:text-align="center" style:justify-single-word="false" fo:text-indent="0cm" style:auto-text-indent="false" fo:padding="0cm" fo:border="none"/>
      <style:text-properties fo:font-size="15pt" officeooo:rsid="0013be6d" officeooo:paragraph-rsid="001cf1ac" style:font-size-asian="15pt" style:font-size-complex="15pt"/>
    </style:style>
    <style:style style:name="P3" style:family="paragraph" style:parent-style-name="Text_20_body">
      <style:paragraph-properties fo:margin-left="0cm" fo:margin-right="0cm" fo:margin-top="0cm" fo:margin-bottom="0cm" style:contextual-spacing="false" style:line-height-at-least="0.381cm" fo:text-indent="0cm" style:auto-text-indent="false" fo:padding="0cm" fo:border="none"/>
      <style:text-properties fo:font-size="15pt" officeooo:rsid="0013be6d" officeooo:paragraph-rsid="001cf1ac" style:font-size-asian="15pt" style:font-size-complex="15pt"/>
    </style:style>
    <style:style style:name="P4" style:family="paragraph" style:parent-style-name="Text_20_body">
      <style:paragraph-properties fo:margin-left="0cm" fo:margin-right="0cm" fo:margin-top="0cm" fo:margin-bottom="0cm" style:contextual-spacing="false" style:line-height-at-least="0.381cm" fo:text-indent="0cm" style:auto-text-indent="false" fo:padding="0cm" fo:border="none"/>
      <style:text-properties officeooo:paragraph-rsid="001cf1ac"/>
    </style:style>
    <style:style style:name="P5" style:family="paragraph" style:parent-style-name="Text_20_body">
      <style:paragraph-properties fo:margin-left="0cm" fo:margin-right="0cm" fo:margin-top="0cm" fo:margin-bottom="0cm" style:contextual-spacing="false" style:line-height-at-least="0.381cm" fo:text-indent="0cm" style:auto-text-indent="false" fo:padding="0cm" fo:border="none"/>
      <style:text-properties officeooo:rsid="00154120" officeooo:paragraph-rsid="001cf1ac"/>
    </style:style>
    <style:style style:name="P6" style:family="paragraph" style:parent-style-name="Text_20_body">
      <style:paragraph-properties fo:margin-left="0cm" fo:margin-right="0cm" fo:margin-top="0cm" fo:margin-bottom="0cm" style:contextual-spacing="false" style:line-height-at-least="0.381cm" fo:text-indent="0cm" style:auto-text-indent="false" fo:padding="0cm" fo:border="none"/>
      <style:text-properties officeooo:rsid="0019b7fd" officeooo:paragraph-rsid="001cf1ac"/>
    </style:style>
    <style:style style:name="P7" style:family="paragraph" style:parent-style-name="Text_20_body">
      <style:paragraph-properties fo:margin-left="0cm" fo:margin-right="0cm" fo:margin-top="0cm" fo:margin-bottom="0cm" style:contextual-spacing="false" style:line-height-at-least="0.381cm" fo:text-indent="0cm" style:auto-text-indent="false" fo:padding="0cm" fo:border="none"/>
      <style:text-properties fo:font-variant="normal" fo:text-transform="none" fo:color="#000000" style:font-name="Times New Roman" fo:font-size="12pt" fo:letter-spacing="normal" fo:font-style="normal" fo:font-weight="normal" officeooo:rsid="001df0fa" officeooo:paragraph-rsid="001cf1ac" fo:background-color="transparent" style:font-size-asian="12pt" style:font-size-complex="12pt"/>
    </style:style>
    <style:style style:name="P8" style:family="paragraph" style:parent-style-name="Text_20_body">
      <style:paragraph-properties fo:margin-left="0cm" fo:margin-right="0cm" fo:margin-top="0cm" fo:margin-bottom="0cm" style:contextual-spacing="false" style:line-height-at-least="0.381cm" fo:text-indent="0cm" style:auto-text-indent="false" fo:padding="0cm" fo:border="none"/>
      <style:text-properties fo:font-variant="normal" fo:text-transform="none" fo:color="#000000" style:font-name="Times New Roman" fo:font-size="12pt" fo:letter-spacing="normal" fo:font-style="normal" fo:font-weight="normal" officeooo:rsid="001a441f" officeooo:paragraph-rsid="001cf1ac" fo:background-color="transparent" style:font-size-asian="12pt" style:font-size-complex="12pt"/>
    </style:style>
    <style:style style:name="P9" style:family="paragraph" style:parent-style-name="Text_20_body">
      <style:paragraph-properties fo:margin-left="0cm" fo:margin-right="0cm" fo:margin-top="0cm" fo:margin-bottom="0cm" style:contextual-spacing="false" style:line-height-at-least="0.381cm" fo:text-indent="0cm" style:auto-text-indent="false" fo:padding="0cm" fo:border="none"/>
      <style:text-properties fo:font-variant="normal" fo:text-transform="none" fo:color="#000000" style:font-name="Times New Roman" fo:font-size="12pt" fo:letter-spacing="normal" fo:font-style="normal" fo:font-weight="normal" officeooo:paragraph-rsid="001cf1ac" fo:background-color="transparent" style:font-size-asian="12pt" style:font-size-complex="12pt"/>
    </style:style>
    <style:style style:name="P10" style:family="paragraph" style:parent-style-name="Text_20_body">
      <style:paragraph-properties fo:margin-left="0cm" fo:margin-right="0cm" fo:margin-top="0cm" fo:margin-bottom="0cm" style:contextual-spacing="false" style:line-height-at-least="0.381cm" fo:text-indent="0cm" style:auto-text-indent="false" fo:padding="0cm" fo:border="none"/>
      <style:text-properties fo:color="#000000" officeooo:rsid="001a441f" officeooo:paragraph-rsid="001cf1ac" fo:background-color="transparent"/>
    </style:style>
    <style:style style:name="P11" style:family="paragraph" style:parent-style-name="Text_20_body">
      <style:paragraph-properties fo:margin-left="0cm" fo:margin-right="0cm" fo:margin-top="0cm" fo:margin-bottom="0cm" style:contextual-spacing="false" style:line-height-at-least="0.381cm" fo:text-indent="0cm" style:auto-text-indent="false" fo:padding="0cm" fo:border="none"/>
      <style:text-properties fo:color="#000000" style:font-name="Times New Roman" fo:font-size="12pt" officeooo:paragraph-rsid="001cf1ac" style:font-size-asian="12pt" style:font-size-complex="12pt"/>
    </style:style>
    <style:style style:name="P12" style:family="paragraph" style:parent-style-name="Text_20_body">
      <style:paragraph-properties fo:margin-left="0cm" fo:margin-right="0cm" fo:margin-top="0cm" fo:margin-bottom="0cm" style:contextual-spacing="false" style:line-height-at-least="0.381cm" fo:text-indent="0cm" style:auto-text-indent="false" fo:padding="0cm" fo:border="none"/>
      <style:text-properties fo:color="#000000" style:font-name="Times New Roman" fo:font-size="12pt" officeooo:paragraph-rsid="001cf1ac" fo:background-color="transparent" style:font-size-asian="12pt" style:font-size-complex="12pt"/>
    </style:style>
    <style:style style:name="P13" style:family="paragraph" style:parent-style-name="Text_20_body">
      <style:paragraph-properties fo:margin-left="0cm" fo:margin-right="0cm" fo:margin-top="0cm" fo:margin-bottom="0cm" style:contextual-spacing="false" style:line-height-at-least="0.381cm" fo:text-indent="0cm" style:auto-text-indent="false" fo:padding="0cm" fo:border="none"/>
      <style:text-properties officeooo:rsid="00154120" officeooo:paragraph-rsid="001cf1ac"/>
    </style:style>
    <style:style style:name="P14" style:family="paragraph" style:parent-style-name="Text_20_body">
      <style:paragraph-properties fo:margin-left="0cm" fo:margin-right="0cm" fo:margin-top="0cm" fo:margin-bottom="0cm" style:contextual-spacing="false" style:line-height-at-least="0.381cm" fo:text-indent="0cm" style:auto-text-indent="false" fo:padding="0cm" fo:border="none"/>
      <style:text-properties officeooo:rsid="001dfffd" officeooo:paragraph-rsid="001dfffd"/>
    </style:style>
    <style:style style:name="P15" style:family="paragraph" style:parent-style-name="Text_20_body">
      <style:paragraph-properties fo:margin-left="0cm" fo:margin-right="0cm" fo:margin-top="0cm" fo:margin-bottom="0cm" style:contextual-spacing="false" style:line-height-at-least="0.381cm" fo:text-indent="0cm" style:auto-text-indent="false" fo:padding="0cm" fo:border="none"/>
      <style:text-properties officeooo:rsid="001dfffd" officeooo:paragraph-rsid="0020bce7"/>
    </style:style>
    <style:style style:name="P16" style:family="paragraph" style:parent-style-name="Text_20_body">
      <style:paragraph-properties fo:margin-left="0cm" fo:margin-right="0cm" fo:margin-top="0cm" fo:margin-bottom="0cm" style:contextual-spacing="false" style:line-height-at-least="0.381cm" fo:text-indent="0cm" style:auto-text-indent="false" fo:padding="0cm" fo:border="none"/>
      <style:text-properties officeooo:rsid="001dfffd" officeooo:paragraph-rsid="0021f0af"/>
    </style:style>
    <style:style style:name="P17" style:family="paragraph" style:parent-style-name="Text_20_body">
      <style:paragraph-properties fo:margin-left="0cm" fo:margin-right="0cm" fo:margin-top="0cm" fo:margin-bottom="0cm" style:contextual-spacing="false" style:line-height-at-least="0.381cm" fo:text-indent="0cm" style:auto-text-indent="false" fo:padding="0cm" fo:border="none"/>
      <style:text-properties officeooo:rsid="001cf1ac" officeooo:paragraph-rsid="001cf1ac"/>
    </style:style>
    <style:style style:name="P18" style:family="paragraph" style:parent-style-name="Text_20_body">
      <style:paragraph-properties fo:margin-left="0cm" fo:margin-right="0cm" fo:margin-top="0cm" fo:margin-bottom="0cm" style:contextual-spacing="false" style:line-height-at-least="0.381cm" fo:text-indent="0cm" style:auto-text-indent="false" fo:padding="0cm" fo:border="none"/>
      <style:text-properties officeooo:rsid="001cf1ac" officeooo:paragraph-rsid="00253d38"/>
    </style:style>
    <style:style style:name="P19" style:family="paragraph" style:parent-style-name="Text_20_body">
      <style:paragraph-properties fo:margin-left="0cm" fo:margin-right="0cm" fo:margin-top="0cm" fo:margin-bottom="0cm" style:contextual-spacing="false" style:line-height-at-least="0.381cm" fo:text-indent="0cm" style:auto-text-indent="false" fo:padding="0cm" fo:border="none"/>
      <style:text-properties officeooo:rsid="0018b51f" officeooo:paragraph-rsid="001cf1ac"/>
    </style:style>
    <style:style style:name="P20" style:family="paragraph" style:parent-style-name="Text_20_body">
      <style:paragraph-properties fo:margin-left="0cm" fo:margin-right="0cm" fo:margin-top="0cm" fo:margin-bottom="0cm" style:contextual-spacing="false" style:line-height-at-least="0.381cm" fo:text-indent="0cm" style:auto-text-indent="false" fo:padding="0cm" fo:border="none"/>
      <style:text-properties officeooo:rsid="0019b7fd" officeooo:paragraph-rsid="001cf1ac"/>
    </style:style>
    <style:style style:name="P21" style:family="paragraph" style:parent-style-name="Text_20_body">
      <style:paragraph-properties fo:margin-left="0cm" fo:margin-right="0cm" fo:margin-top="0cm" fo:margin-bottom="0cm" style:contextual-spacing="false" style:line-height-at-least="0.381cm" fo:text-indent="0cm" style:auto-text-indent="false" fo:padding="0cm" fo:border="none"/>
      <style:text-properties officeooo:rsid="001eb160" officeooo:paragraph-rsid="001eb160"/>
    </style:style>
    <style:style style:name="P22" style:family="paragraph" style:parent-style-name="Text_20_body">
      <style:paragraph-properties fo:margin-left="0cm" fo:margin-right="0cm" fo:margin-top="0cm" fo:margin-bottom="0cm" style:contextual-spacing="false" style:line-height-at-least="0.381cm" fo:text-indent="0cm" style:auto-text-indent="false" fo:padding="0cm" fo:border="none"/>
      <style:text-properties officeooo:rsid="001da628" officeooo:paragraph-rsid="001cf1ac"/>
    </style:style>
    <style:style style:name="P23" style:family="paragraph" style:parent-style-name="Text_20_body">
      <style:paragraph-properties fo:margin-left="0cm" fo:margin-right="0cm" fo:margin-top="0cm" fo:margin-bottom="0cm" style:contextual-spacing="false" style:line-height-at-least="0.381cm" fo:text-indent="0cm" style:auto-text-indent="false" fo:padding="0cm" fo:border="none"/>
      <style:text-properties officeooo:paragraph-rsid="001cf1ac"/>
    </style:style>
    <style:style style:name="P24" style:family="paragraph" style:parent-style-name="Text_20_body">
      <style:paragraph-properties fo:margin-left="0cm" fo:margin-right="0cm" fo:margin-top="0cm" fo:margin-bottom="0cm" style:contextual-spacing="false" style:line-height-at-least="0.381cm" fo:text-indent="0cm" style:auto-text-indent="false" fo:padding="0cm" fo:border="none"/>
      <style:text-properties officeooo:paragraph-rsid="0021f0af"/>
    </style:style>
    <style:style style:name="P25" style:family="paragraph" style:parent-style-name="Text_20_body">
      <style:paragraph-properties fo:margin-left="0cm" fo:margin-right="0cm" fo:margin-top="0cm" fo:margin-bottom="0cm" style:contextual-spacing="false" style:line-height-at-least="0.381cm" fo:text-indent="0cm" style:auto-text-indent="false" fo:padding="0cm" fo:border="none"/>
      <style:text-properties officeooo:paragraph-rsid="00226561"/>
    </style:style>
    <style:style style:name="P26" style:family="paragraph" style:parent-style-name="Text_20_body">
      <style:paragraph-properties fo:margin-left="0cm" fo:margin-right="0cm" fo:margin-top="0cm" fo:margin-bottom="0cm" style:contextual-spacing="false" style:line-height-at-least="0.381cm" fo:text-indent="0cm" style:auto-text-indent="false" fo:padding="0cm" fo:border="none"/>
      <style:text-properties officeooo:paragraph-rsid="0023650d"/>
    </style:style>
    <style:style style:name="P27" style:family="paragraph" style:parent-style-name="Text_20_body">
      <style:paragraph-properties fo:margin-left="0cm" fo:margin-right="0cm" fo:margin-top="0cm" fo:margin-bottom="0cm" style:contextual-spacing="false" style:line-height-at-least="0.381cm" fo:text-indent="0cm" style:auto-text-indent="false" fo:padding="0cm" fo:border="none"/>
      <style:text-properties officeooo:paragraph-rsid="00253d38"/>
    </style:style>
    <style:style style:name="P28" style:family="paragraph" style:parent-style-name="Text_20_body">
      <style:paragraph-properties fo:margin-left="0cm" fo:margin-right="0cm" fo:margin-top="0cm" fo:margin-bottom="0cm" style:contextual-spacing="false" style:line-height-at-least="0.381cm" fo:text-indent="0cm" style:auto-text-indent="false" fo:padding="0cm" fo:border="none"/>
      <style:text-properties officeooo:paragraph-rsid="0026ccf9"/>
    </style:style>
    <style:style style:name="T1" style:family="text">
      <style:text-properties officeooo:rsid="001cf1ac"/>
    </style:style>
    <style:style style:name="T2" style:family="text">
      <style:text-properties fo:color="#000000" style:font-name="Times New Roman" fo:font-size="12pt" fo:background-color="transparent" style:font-size-asian="12pt" style:font-size-complex="12pt"/>
    </style:style>
    <style:style style:name="T3" style:family="text">
      <style:text-properties fo:color="#000000" style:font-name="Times New Roman" fo:font-size="12pt" officeooo:rsid="001df0fa" fo:background-color="transparent" style:font-size-asian="12pt" style:font-size-complex="12pt"/>
    </style:style>
    <style:style style:name="T4" style:family="text">
      <style:text-properties fo:background-color="transparent"/>
    </style:style>
    <style:style style:name="T5" style:family="text">
      <style:text-properties officeooo:rsid="001df0fa" fo:background-color="transparent"/>
    </style:style>
    <style:style style:name="T6" style:family="text">
      <style:text-properties officeooo:rsid="0013be6d"/>
    </style:style>
    <style:style style:name="T7" style:family="text">
      <style:text-properties officeooo:rsid="00154120"/>
    </style:style>
    <style:style style:name="T8" style:family="text">
      <style:text-properties officeooo:rsid="0016e1f2"/>
    </style:style>
    <style:style style:name="T9" style:family="text">
      <style:text-properties officeooo:rsid="0018b51f"/>
    </style:style>
    <style:style style:name="T10" style:family="text">
      <style:text-properties officeooo:rsid="0019b7fd"/>
    </style:style>
    <style:style style:name="T11" style:family="text">
      <style:text-properties fo:font-variant="normal" fo:text-transform="none" fo:color="#000000" style:font-name="Times New Roman" fo:font-size="12pt" fo:letter-spacing="normal" fo:font-style="normal" fo:font-weight="normal" fo:background-color="transparent" style:font-size-asian="12pt" style:font-size-complex="12pt"/>
    </style:style>
    <style:style style:name="T12" style:family="text">
      <style:text-properties fo:font-variant="normal" fo:text-transform="none" fo:color="#000000" style:font-name="Times New Roman" fo:font-size="12pt" fo:letter-spacing="normal" fo:font-style="normal" fo:font-weight="normal" officeooo:rsid="001a441f" fo:background-color="transparent" style:font-size-asian="12pt" style:font-size-complex="12pt"/>
    </style:style>
    <style:style style:name="T13" style:family="text">
      <style:text-properties fo:font-variant="normal" fo:text-transform="none" fo:letter-spacing="normal" fo:font-style="normal" fo:font-weight="normal" fo:background-color="transparent"/>
    </style:style>
    <style:style style:name="T14" style:family="text">
      <style:text-properties fo:font-variant="normal" fo:text-transform="none" fo:letter-spacing="normal" fo:font-style="normal" fo:font-weight="bold" fo:background-color="transparent"/>
    </style:style>
    <style:style style:name="T15" style:family="text">
      <style:text-properties fo:font-variant="normal" fo:text-transform="none" fo:letter-spacing="normal" fo:font-style="italic" fo:font-weight="normal" fo:background-color="transparent"/>
    </style:style>
    <style:style style:name="T16" style:family="text">
      <style:text-properties officeooo:rsid="001df0fa"/>
    </style:style>
    <style:style style:name="T17" style:family="text">
      <style:text-properties officeooo:rsid="001ca863"/>
    </style:style>
    <style:style style:name="T18" style:family="text">
      <style:text-properties officeooo:rsid="001c1d21"/>
    </style:style>
    <style:style style:name="T19" style:family="text">
      <style:text-properties officeooo:rsid="001e24cc"/>
    </style:style>
    <style:style style:name="T20" style:family="text">
      <style:text-properties officeooo:rsid="001da628"/>
    </style:style>
    <style:style style:name="T21" style:family="text">
      <style:text-properties officeooo:rsid="001dfffd"/>
    </style:style>
    <style:style style:name="T22" style:family="text">
      <style:text-properties officeooo:rsid="001eb160"/>
    </style:style>
    <style:style style:name="T23" style:family="text">
      <style:text-properties officeooo:rsid="0020bce7"/>
    </style:style>
    <style:style style:name="T24" style:family="text">
      <style:text-properties officeooo:rsid="0021f0af"/>
    </style:style>
    <style:style style:name="T25" style:family="text">
      <style:text-properties officeooo:rsid="00226561"/>
    </style:style>
    <style:style style:name="T26" style:family="text">
      <style:text-properties officeooo:rsid="0023650d"/>
    </style:style>
    <style:style style:name="T27" style:family="text">
      <style:text-properties officeooo:rsid="00253d38"/>
    </style:style>
    <style:style style:name="T28" style:family="text">
      <style:text-properties officeooo:rsid="0026ccf9"/>
    </style:style>
    <style:style style:name="T29" style:family="text">
      <style:text-properties officeooo:rsid="0027f88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text:span text:style-name="T1">TOTEUTUS</text:span>DOKUMENTTI</text:p>
      <text:p text:style-name="P2"/>
      <text:p text:style-name="P2"/>
      <text:p text:style-name="P2">Tiedon Tiivistys</text:p>
      <text:p text:style-name="P2">Krista Longi</text:p>
      <text:p text:style-name="P2">013313991</text:p>
      <text:p text:style-name="P3"/>
      <text:p text:style-name="P3"/>
      <text:p text:style-name="P3"/>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Helsingin Yliopisto</text:p>
      <text:p text:style-name="P1">Aineopintojen harjoitustyö: Tietorakenteet ja algoritmit</text:p>
      <text:p text:style-name="P1">Kevät 2013, periodi 4</text:p>
      <text:p text:style-name="P1">Opettaja Kristiina Paloheimo</text:p>
      <text:p text:style-name="P1"/>
      <text:p text:style-name="P1"><text:soft-page-break/>1. Ratkaist<text:span text:style-name="T1">u ongelma</text:span></text:p>
      <text:p text:style-name="P1"/>
      <text:p text:style-name="P4"><text:span text:style-name="T6">Työssä ratkaist</text:span><text:span text:style-name="T1">u</text:span><text:span text:style-name="T6"> ongelma on tiedon tiivistäminen. </text:span><text:span text:style-name="T1">Pakattavan tiedoston koko toteutetuilla algoreitmeillä on keskimäärin <text:s text:c="2"/>% <text:s/>alkuperäisestä koosta. Purkaminen palauttaa tiedon alkuperäiseen muotoonsa.</text:span></text:p>
      <text:p text:style-name="P5"/>
      <text:p text:style-name="P14">2. Ohjelman yleisrakenne</text:p>
      <text:p text:style-name="P14"/>
      <text:p text:style-name="P15"><text:span text:style-name="T23">Ohjelma koostuu </text:span><text:span text:style-name="T24">kahdesta pääluokasta, Packer.java ja UnPacker.java. Nämä luokat nimiensä mukaisesti vastaavat annetun tiedoston pakkaamisesta ja purkamisesta käyttäen kumpikin apunaan samoja tietorakenteita.</text:span></text:p>
      <text:p text:style-name="P15"><text:span text:style-name="T24"/></text:p>
      <text:p text:style-name="P16"><text:span text:style-name="T24">Toteutetut tietorakenteet löytyvät kansiosta tiralabra.datastructures. Toteutetut tietorakenteet ovat siis jono biteille, minimikeko ja huffman puu.</text:span></text:p>
      <text:p text:style-name="P14"/>
      <text:p text:style-name="P5"><text:span text:style-name="T29">3.</text:span> Toteutet<text:span text:style-name="T21">u</text:span><text:span text:style-name="T29">neet algoritmit ja aika- ja tilavaativuudet</text:span></text:p>
      <text:p text:style-name="P5"/>
      <text:p text:style-name="P4"><text:span text:style-name="T7">Työssä </text:span><text:span text:style-name="T1">pakkaaminen on toteutettu käyttäen Huffmanin algoritmiä.</text:span></text:p>
      <text:p text:style-name="P5"/>
      <text:p text:style-name="P4"><text:span text:style-name="T7">Huffmanin algoritmi on tehokas tiedon pakkaamiseen, ja yleensä tilansäästöä syntyy 20-90% (Cormen, </text:span><text:span text:style-name="T8">2009). Jokaiselle pakattavan tieodston merkille muodostetaan Huffman koodi, missä merkki esitetään yksikäsitteisellä binääristringillä. Mitä yleisempi merkki on tiedostossa, sitä lyhyempi tämä</text:span><text:span text:style-name="T9">n</text:span><text:span text:style-name="T8"> koodi on. Koodit muodostetaan siten, että mikään koodi ei koskaan ole toisen koodin alkuosa. Näin tiedoston purkaminen alkuperäiseen muotoon on helppoa, sillä pakattua tiedostoa voidaan vain lukea, kunnes tunnistetaan jonkun merkin koodi, ja tämä voidaan kääntää takaisin oikeaksi merkiksi. (Cormen, 2009)</text:span></text:p>
      <text:p text:style-name="P4"><text:span text:style-name="T8"/></text:p>
      <text:p text:style-name="P24"><text:span text:style-name="T24">Pakkauksen toteutuksen eri vaiheet ovat seuraavanlaiset:</text:span></text:p>
      <text:p text:style-name="P24"><text:span text:style-name="T24"/></text:p>
      <text:p text:style-name="P24"><text:span text:style-name="T24">countFrequencies(inputfile)</text:span></text:p>
      <text:p text:style-name="P26"><text:span text:style-name="T26">makeMinimumHeap</text:span></text:p>
      <text:p text:style-name="P24"><text:span text:style-name="T24">makeHuffmanTree</text:span></text:p>
      <text:p text:style-name="P24"><text:span text:style-name="T24">writeHuffmanCodes</text:span></text:p>
      <text:p text:style-name="P24"><text:span text:style-name="T24">readInputAndWriteOutput</text:span></text:p>
      <text:p text:style-name="P24"><text:span text:style-name="T24"/></text:p>
      <text:p text:style-name="P25"><text:span text:style-name="T24">Ensin pakattava tiedosto luetaan kerran läpi, jolloin lasketaan kuinka monta kappaletta kutakin erilaista merkkiä tiedostossa on. </text:span></text:p>
      <text:p text:style-name="P25"><text:span text:style-name="T24"/></text:p>
      <text:p text:style-name="P25"><text:span text:style-name="T24">Tämän jälkeen muodostetaan Huffmanpuu käyttäen apuna minimikekoa. Jokaiselle erilaiselle merkille tehdään solmu, joka saa arvokseen merkin frekvenssin tiedostossa, ja solmut laitetaan minimikekoon. Huffmanpuu muodostetaan poistamalla keosta kaksi pienintä alkiota </text:span><text:span text:style-name="T25">ja tekemällä uuden solmun, josta tulee näiden kahden solmun vanhempi. Uuden alkion frekvenssi on sen lapsien frekvenssien summa. </text:span><text:span text:style-name="T10">Huffmanpuu on binääripuu, missä lehdet edustavat pakattavassa tiedostossa olevia merkkejä. Huffmankoodit saadaan puusta kulkemalla juuresta lehteen, ja lisäämällä koodin ”0” kun kuljetaan vasemmalle ja ”1” kuljettaessa oikealle(Cormen, 2009).</text:span></text:p>
      <text:p text:style-name="P25"><text:span text:style-name="T10"/></text:p>
      <text:p text:style-name="P25"><text:span text:style-name="T25">Sen jälkeen pakattavan tiedoston alkuun kirjoitetaan kaikkien merkkien huffmankoodit purkamista varten. Ensimmäisenä kirjoitetaan erilaisten merkkien määrä, jotta tiedetään montako koodia on luettava ennen kuin varsinainen tiedosto alkaa. Sen jälkeen kirjoitetaan pakattavan tiedsoton merkkien määrä, jotta purettaessa tiedetään montako koodia pakatusta tiedostosta tulee löytää ja osataan jättää ylimääräiset loppuun kirjoitetut bitit huomiotta. Tämän jälkeen kirjoitetaan siis kaikkien merkkien Huffman -koodit.</text:span></text:p>
      <text:p text:style-name="P25"><text:soft-page-break/><text:span text:style-name="T25"/></text:p>
      <text:p text:style-name="P25"><text:span text:style-name="T25">Viimeisenä pakattava tiedosto vielä luetaan läpi merkki kerrallaan kirjoittaen samalla pakattuun tiedostoon merkkiä vastaava Huffman -koodi.</text:span></text:p>
      <text:p text:style-name="P25"><text:span text:style-name="T25"/></text:p>
      <text:p text:style-name="P26"><text:span text:style-name="T26">O-analyysi pakkaamiselle</text:span></text:p>
      <text:p text:style-name="P26"><text:span text:style-name="T26">Merkitään pakattavan tiedoston sisältämää merkkien määrää n:llä ja erilaisten käytössä olevien merkkien määrää k:lla.</text:span></text:p>
      <text:p text:style-name="P26"><text:span text:style-name="T26"/></text:p>
      <text:p text:style-name="P26"><text:span text:style-name="T26">Eri vaiheiden aikavaativuudet</text:span></text:p>
      <text:p text:style-name="P26"><text:span text:style-name="T26"/></text:p>
      <text:p text:style-name="P26"><text:span text:style-name="T24">countFrequencies(inputfile) </text:span></text:p>
      <text:p text:style-name="P26"><text:span text:style-name="T26">O(n), sillä käy tiedoston merkki kerrallaan kertaalleen läpi, ja suoritaa jokaisen merkin kohdalla vakiomäärän operaatioita. Tilavaativuus O(k).</text:span></text:p>
      <text:p text:style-name="P26"><text:span text:style-name="T26"/></text:p>
      <text:p text:style-name="P26"><text:span text:style-name="T26">makeMinimumHeap</text:span></text:p>
      <text:p text:style-name="P27"><text:span text:style-name="T27">O(k log k). k</text:span><text:span text:style-name="T1"> alkiota sisältävälle keolle tehdyn heapify-operaation pahimman tapauksen</text:span></text:p>
      <text:p text:style-name="P18"><text:span text:style-name="T27">aikavaativuus on <text:s/>O(log k) (Floreen 2013). Minimikekoa muodostettaessa tehdään maksimissaan k insert-operaatiota, ja jokaisen insert operaation yhteydessä tehdään hepify.</text:span></text:p>
      <text:p text:style-name="P18"><text:span text:style-name="T26"/></text:p>
      <text:p text:style-name="P26"><text:span text:style-name="T24">MakeHuffmanTree</text:span></text:p>
      <text:p text:style-name="P28"><text:span text:style-name="T17">Binääripuun lisäysoperaation aikavaativuus on O(h), missä h on puun korkeus (Floreen, 201</text:span><text:span text:style-name="T16">2</text:span><text:span text:style-name="T17">).</text:span></text:p>
      <text:p text:style-name="P28"><text:span text:style-name="T18">Minimikeon avulla muodostetussa </text:span><text:span text:style-name="T19">Huffman</text:span><text:span text:style-name="T18">puussa on n lehteä ja 2</text:span><text:span text:style-name="T28">k</text:span><text:span text:style-name="T18">-1 solmua </text:span><text:span text:style-name="T17">(wikipedia), </text:span><text:span text:style-name="T20">joten puuta muodostettaessa insert-operaatio suoritetaan 2</text:span><text:span text:style-name="T28">k</text:span><text:span text:style-name="T20">-1 ketaa.</text:span></text:p>
      <text:p text:style-name="P28"><text:span text:style-name="T24"/></text:p>
      <text:p text:style-name="P26"><text:span text:style-name="T24">ReadInputAndWriteOutput</text:span></text:p>
      <text:p text:style-name="P28"><text:span text:style-name="T28">Pakattava tiedosto käydään läpi uudestaan merkki kerrallaan, joten O(n).</text:span></text:p>
      <text:p text:style-name="P28"><text:span text:style-name="T28"/></text:p>
      <text:p text:style-name="P28"><text:span text:style-name="T28">Tiedetään, että k &lt;= 256. Aikaa vievimmät osuudet ovat siis countFrequencies ja ReadInputAndWriteOutput, joiden aikavaativuus on O(n). Muut vaiheet ovat siis vakioaikaisia kun k korvataan luvulla 256. Kokonaisaikavaativuus on siis O(n).</text:span></text:p>
      <text:p text:style-name="P26"><text:span text:style-name="T26"/></text:p>
      <text:p text:style-name="P4"><text:span text:style-name="T9"/></text:p>
      <text:p text:style-name="P4"><text:span text:style-name="T9"/></text:p>
      <text:p text:style-name="P26"><text:span text:style-name="T26">Purkamisen toteutuksen vaiheet ovat seuraavat:</text:span></text:p>
      <text:p text:style-name="P26"><text:span text:style-name="T26"><text:s/>makeHuffmanTree();</text:span></text:p>
      <text:p text:style-name="P26"><text:span text:style-name="T26"><text:s text:c="8"/>while (reader.available() &gt; 0) {</text:span></text:p>
      <text:p text:style-name="P26"><text:span text:style-name="T26"><text:s text:c="12"/>readByte();</text:span></text:p>
      <text:p text:style-name="P26"><text:span text:style-name="T26"><text:s text:c="12"/>while (bitQueue.getSize() &gt;= 256) {</text:span></text:p>
      <text:p text:style-name="P26"><text:span text:style-name="T26"><text:s text:c="16"/>writer.write(findCode());</text:span></text:p>
      <text:p text:style-name="P26"><text:span text:style-name="T26"><text:s text:c="12"/>}</text:span></text:p>
      <text:p text:style-name="P26"><text:span text:style-name="T26"><text:s text:c="8"/>}</text:span></text:p>
      <text:p text:style-name="P26"><text:span text:style-name="T26"><text:s text:c="8"/>while (bitQueue.getSize() &gt; 0 &amp;&amp; charactersToRead &gt; 0) {</text:span></text:p>
      <text:p text:style-name="P26"><text:span text:style-name="T26"><text:s text:c="12"/>writer.write(findCode());</text:span></text:p>
      <text:p text:style-name="P26"><text:span text:style-name="T26"><text:s text:c="8"/>}</text:span></text:p>
      <text:p text:style-name="P4"><text:span text:style-name="T9"/></text:p>
      <text:p text:style-name="P4"><text:span text:style-name="T9"/></text:p>
      <text:p text:style-name="P17"/>
      <text:p text:style-name="P6"/>
      <text:p text:style-name="P6"/>
      <text:p text:style-name="P6"/>
      <text:p text:style-name="P6"/>
      <text:p text:style-name="P6"/>
      <text:p text:style-name="P4"><text:soft-page-break/></text:p>
      <text:p text:style-name="P6"><text:span text:style-name="T1"/></text:p>
      <text:p text:style-name="P17"/>
      <text:p text:style-name="P21">4. Aika- ja tilavaativuusvertailu</text:p>
      <text:p text:style-name="P22"/>
      <text:p text:style-name="P21">5. Työn puutteet</text:p>
      <text:p text:style-name="P10"/>
      <text:p text:style-name="P7"><text:span text:style-name="T22">6</text:span>. Lähteet</text:p>
      <text:p text:style-name="P8"/>
      <text:p text:style-name="P4"><text:span text:style-name="T12">Floreen</text:span><text:span text:style-name="T11">, 201</text:span><text:span text:style-name="T12">2</text:span><text:span text:style-name="T11">: Tietorakenteet kurssin materiaali, Kevät 2011  Helsingin Yliopisto.</text:span><text:a xlink:type="simple" xlink:href="http://www.cs.helsinki.fi/u/floreen/tira2012/tira.pdf">http://www.cs.helsinki.fi/u/floreen/tira2012/tira.pdf</text:a><text:span text:style-name="T11"> (noudettu </text:span><text:span text:style-name="T12">4</text:span><text:span text:style-name="T11">.</text:span><text:span text:style-name="T12">4</text:span><text:span text:style-name="T11">.2013)</text:span><text:span text:style-name="T2"> </text:span></text:p>
      <text:p text:style-name="P9"/>
      <text:p text:style-name="P11"><text:span text:style-name="T13">T. H. Cormen, C. E. Leiserson, R. L. Rivest, C. Stein: </text:span><text:span text:style-name="T15">Introduction to Algorithms</text:span><text:span text:style-name="T13">,</text:span><text:span text:style-name="T14">3nd ed.</text:span><text:span text:style-name="T13">, MIT Press, 2009. </text:span><text:span text:style-name="T4"> </text:span></text:p>
      <text:p text:style-name="P12"/>
      <text:p text:style-name="P1"><text:span text:style-name="T3">Wikipedia, Huffman-coding, </text:span><text:a xlink:type="simple" xlink:href="http://en.wikipedia.org/wiki/Huffman_coding"><text:span text:style-name="T5">http://en.wikipedia.org/wiki/Huffman_coding</text:span></text:a><text:span text:style-name="T5"> </text:span><text:span text:style-name="T3"><text:s/>(viitattu 4.4.2013)</text:span></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Arial1" svg:font-family="Arial, Helvetica, sans-serif"/>
    <style:font-face style:name="Mangal1" svg:font-family="Manga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1T11:15:30.13</meta:creation-date>
    <dc:date>2013-04-18T19:13:18.40</dc:date>
    <meta:editing-duration>PT12H18M25S</meta:editing-duration>
    <meta:editing-cycles>6</meta:editing-cycles>
    <meta:generator>LibreOffice/3.6$Windows_x86 LibreOffice_project/58f22d5-270d05a-e2abed1-ea17a85-9b5702</meta:generator>
    <meta:document-statistic meta:table-count="0" meta:image-count="0" meta:object-count="0" meta:page-count="4" meta:paragraph-count="57" meta:word-count="570" meta:character-count="5033" meta:non-whitespace-character-count="4933"/>
  </office:meta>
</office:document-meta>
</file>